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1f45f" officeooo:paragraph-rsid="001ff2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hat do you think of the financial status of Kenya?...and why?</text:p>
      <text:p text:style-name="P1">2: what do you think of the financial status in the next 5 yrs?</text:p>
      <text:p text:style-name="P1">3:what is your point of view of the effect of how technology is growing in Kenya.</text:p>
      <text:p text:style-name="P1"/>
      <text:p text:style-name="P1"/>
      <text:p text:style-name="P1"/>
      <text:p text:style-name="P1"/>
      <text:p text:style-name="P1"/>
      <text:p text:style-name="P1"/>
      <text:p text:style-name="P1"/>
      <text:p text:style-name="P1"/>
      <text:p text:style-name="P1">subject 1</text:p>
      <text:p text:style-name="P1">1:It has improved: Kenya has built more roads</text:p>
      <text:p text:style-name="P1">2: given with the current events, one cannot tell because one time its up the another time its down</text:p>
      <text:p text:style-name="P1">3:corruption has reduced and the services are faster; also some Kenyans are forced to go back to learn to be computer literate, thats why there are many computer schools around.</text:p>
      <text:p text:style-name="P1"/>
      <text:p text:style-name="P1"/>
      <text:p text:style-name="P1"/>
      <text:p text:style-name="P1"/>
      <text:p text:style-name="P1">subject 2</text:p>
      <text:p text:style-name="P1">1:Its good: though it has been struggling because of insecurity and terrorism cases, until to a point of tourists weren't coming to the country and some of the Kenyan products like agriculture haven't been producing well like miraa(khat) and coffee and tea farmers aren't being paid well but its improving, example; the flights started</text:p>
      <text:p text:style-name="P1">2:It'll be better due to investors and upcoming businesses like malls, hence providing outside companies to invest in Kenya. </text:p>
      <text:p text:style-name="P1">3:Its making life of Kenyans easier example, the decoders have made the TV services better and people watch what they like clearer.</text:p>
      <text:p text:style-name="P1"/>
      <text:p text:style-name="P1"/>
      <text:p text:style-name="P1">subject 3</text:p>
      <text:p text:style-name="P1">1:people are suffering: because of paying for the imported dialysis machines, and the school laptops will also affect the Kenyan budgets hence the taxes have risen. </text:p>
      <text:p text:style-name="P1">2: the living standards of Kenya will be high due to taxes.</text:p>
      <text:p text:style-name="P1">3: people have been destabilized in terms of economy, the life is getting more expen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8T09:02:04.249410186</meta:creation-date>
    <dc:date>2015-07-08T09:03:36.947519249</dc:date>
    <meta:editing-duration>P0D</meta:editing-duration>
    <meta:editing-cycles>1</meta:editing-cycles>
    <meta:document-statistic meta:table-count="0" meta:image-count="0" meta:object-count="0" meta:page-count="1" meta:paragraph-count="15" meta:word-count="252" meta:character-count="1460" meta:non-whitespace-character-count="1221"/>
    <meta:generator>LibreOffice/4.2.8.2$Linux_X86_64 LibreOffice_project/420m0$Build-2</meta:generator>
  </office:meta>
</office:document-meta>
</file>